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text:p>
      <text:p text:style-name="Author"><text:a xlink:type="simple" xlink:href="https://csci-1301.github.io/about#authors" office:name=""><text:span text:style-name="Definition">https://csci-1301.github.io/about#authors</text:span></text:a></text:p>
      <text:p text:style-name="Date">August 10, 2021 (09:32:2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01:32:43Z</meta:creation-date>
    <dc:date>2021-08-11T01:32:43Z</dc:date>
    <meta:user-defined meta:name="date" meta:value-type="string">August  10, 2021 (09:32:2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